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zxx" fo:country="none" fo:font-weight="bold" officeooo:rsid="00173d43" officeooo:paragraph-rsid="00173d4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0pt" fo:language="zxx" fo:country="none" fo:font-weight="normal" officeooo:rsid="00209b9a" officeooo:paragraph-rsid="00209b9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0pt" fo:language="zxx" fo:country="none" fo:font-weight="normal" officeooo:rsid="0023e3c6" officeooo:paragraph-rsid="0023e3c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0pt" fo:language="zxx" fo:country="none" fo:font-weight="normal" officeooo:rsid="002873eb" officeooo:paragraph-rsid="002873e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73d43" officeooo:paragraph-rsid="0018f5a9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73d43" officeooo:paragraph-rsid="001be6d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73d43" officeooo:paragraph-rsid="001d39bd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173d43" officeooo:paragraph-rsid="0020171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09b9a" officeooo:paragraph-rsid="00209b9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230ae" officeooo:paragraph-rsid="002230ae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5cf4a" officeooo:paragraph-rsid="0025cf4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70146" officeooo:paragraph-rsid="0027014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873eb" officeooo:paragraph-rsid="002873e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a089a" officeooo:paragraph-rsid="002a089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d87c3" officeooo:paragraph-rsid="002d87c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2pt" fo:language="zxx" fo:country="none" fo:font-weight="normal" officeooo:rsid="002eb8f2" officeooo:paragraph-rsid="002eb8f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0pt" fo:language="zxx" fo:country="none" fo:font-weight="normal" officeooo:rsid="00209b9a" officeooo:paragraph-rsid="00209b9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0pt" fo:language="zxx" fo:country="none" fo:font-weight="normal" officeooo:rsid="0023e3c6" officeooo:paragraph-rsid="0023e3c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10pt" fo:language="zxx" fo:country="none" fo:font-weight="bold" officeooo:rsid="00173d43" officeooo:paragraph-rsid="00173d43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0171a" officeooo:paragraph-rsid="0020171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09b9a" officeooo:paragraph-rsid="0020171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31ae21" officeooo:paragraph-rsid="0031ae2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2bd34a" officeooo:paragraph-rsid="002bd34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normal" officeooo:rsid="0033af76" officeooo:paragraph-rsid="0033af7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bold" officeooo:rsid="0023e3c6" officeooo:paragraph-rsid="0023e3c6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0pt" fo:language="zxx" fo:country="none" fo:font-weight="bold" officeooo:rsid="0031ae21" officeooo:paragraph-rsid="0031ae2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2pt" fo:language="zxx" fo:country="none" fo:font-weight="bold" officeooo:rsid="002eb8f2" officeooo:paragraph-rsid="002eb8f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2pt" fo:language="zxx" fo:country="none" fo:font-weight="bold" officeooo:rsid="0033af76" officeooo:paragraph-rsid="0033af7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reak-before="page" fo:background-color="transparent"/>
      <style:text-properties fo:font-size="12pt" fo:language="zxx" fo:country="none" fo:font-weight="bold" officeooo:rsid="002eb8f2" officeooo:paragraph-rsid="002eb8f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reak-before="page" fo:background-color="transparent"/>
      <style:text-properties fo:font-size="12pt" fo:language="zxx" fo:country="none" fo:font-weight="bold" officeooo:rsid="0033af76" officeooo:paragraph-rsid="0033af7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18f5a9"/>
    </style:style>
    <style:style style:name="T2" style:family="text">
      <style:text-properties officeooo:rsid="001d39bd"/>
    </style:style>
    <style:style style:name="T3" style:family="text">
      <style:text-properties officeooo:rsid="002017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171a" style:font-weight-asian="bold" style:font-weight-complex="bold"/>
    </style:style>
    <style:style style:name="T6" style:family="text">
      <style:text-properties fo:font-weight="bold" officeooo:rsid="001d39bd" style:font-weight-asian="bold" style:font-weight-complex="bold"/>
    </style:style>
    <style:style style:name="T7" style:family="text">
      <style:text-properties fo:font-weight="bold" officeooo:rsid="0018f5a9" style:font-weight-asian="bold" style:font-weight-complex="bold"/>
    </style:style>
    <style:style style:name="T8" style:family="text">
      <style:text-properties officeooo:rsid="002230ae"/>
    </style:style>
    <style:style style:name="T9" style:family="text">
      <style:text-properties officeooo:rsid="0025cf4a"/>
    </style:style>
    <style:style style:name="T10" style:family="text">
      <style:text-properties officeooo:rsid="002873eb"/>
    </style:style>
    <style:style style:name="T11" style:family="text">
      <style:text-properties officeooo:rsid="002b33eb"/>
    </style:style>
    <style:style style:name="T12" style:family="text">
      <style:text-properties officeooo:rsid="00328b7c"/>
    </style:style>
    <style:style style:name="T13" style:family="text">
      <style:text-properties officeooo:rsid="00353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pedia API</text:p>
      <text:p text:style-name="P19"/>
      <text:p text:style-name="P5">MediaWiki Action API є одним із веб-сервісів MediaWiki (open-source wiki-engine, написаний творцями Wikipedia) і дає доступ до основної інформації із онлайн-енциклопедії «Вікіпедія», а саме тексту сторінок, мета-даних про сторінки та інші веб-ресурси WikiData <text:span text:style-name="T1">через HTTP протокол</text:span>.</text:p>
      <text:p text:style-name="P7"><text:span text:style-name="T1">Ендпойнтом для API є </text:span><text:a xlink:type="simple" xlink:href="https://en.wikipedia.org/w/api.php" text:style-name="Internet_20_link" text:visited-style-name="Visited_20_Internet_20_Link"><text:span text:style-name="T1">https://en.wikipedia.org/w/api.php</text:span></text:a><text:span text:style-name="T1"> (англійська версія). Для версій іншими мовами потрібно використовувати відповідний суб-домен: наприклад, </text:span><text:a xlink:type="simple" xlink:href="https://uk.wikipedia.org/w/api.php" text:style-name="Internet_20_link" text:visited-style-name="Visited_20_Internet_20_Link"><text:span text:style-name="T1">https://uk.wikipedia.org/w/api.php</text:span></text:a><text:span text:style-name="T1"> <text:s/>для української версії. Базовими параметрами для API є action та format. Для отримання інформації про сторінки використовується параметр </text:span><text:span text:style-name="T7">action=query</text:span><text:span text:style-name="T1">. Інші значення action дозволяють створювати нові або редагувати існуючі сторінки, керувати правами користувачів тощо. format задає формат відповіді API (XML або JSON). Повний список можливих значень action та format, як і всіх інших параметрів, можна отримати із основного URL API, тобто </text:span><text:a xlink:type="simple" xlink:href="https://en.wikipedia.org/w/api.php" text:style-name="Internet_20_link" text:visited-style-name="Visited_20_Internet_20_Link"><text:span text:style-name="T1">https://en.wikipedia.org/w/api.php</text:span></text:a><text:span text:style-name="T1"> з </text:span><text:span text:style-name="T7">action=help </text:span><text:span text:style-name="T13">(help – значення за замовчуванням, тому достатньо надіслати HTTP запит на сам URL API без параметрів).</text:span></text:p>
      <text:p text:style-name="P8"><text:span text:style-name="T2">Надалі обговорюватимемо функціонал, що доступний через </text:span><text:span text:style-name="T6">action=query</text:span><text:span text:style-name="T2">, оскільки саме цю опцію використовують найчастіше. Як уже було згадано, вона дозволяє запитувати інформацію про сторінки.</text:span></text:p>
      <text:p text:style-name="P8"/>
      <text:p text:style-name="P8"><text:span text:style-name="T3">Для того щоб вказати конкретні властивості сторінки, інформацію з якої потрібно отримати, використовується опція </text:span><text:span text:style-name="T5">prop</text:span><text:span text:style-name="T3">.</text:span><text:span text:style-name="T5"> </text:span><text:span text:style-name="T3">Можливі значення:</text:span></text:p>
      <text:p text:style-name="P8"/>
      <text:p text:style-name="P20">categories – категорії, до яких належить сторінка</text:p>
      <text:p text:style-name="P8"/>
      <text:p text:style-name="P20">contributors – користувачі, що робили дописи до сторінки</text:p>
      <text:p text:style-name="P8"/>
      <text:p text:style-name="P21">revisions – використовується із параметром rvprop, щоб отримувати вміст сторінок, а також інформацію про їх редагування тощо; одна з найбільш використовуваних опцій</text:p>
      <text:p text:style-name="P8"/>
      <text:p text:style-name="P9">images – зображення на сторінці</text:p>
      <text:p text:style-name="P9"/>
      <text:p text:style-name="P9">imageinfo – загальна інформація про зображення</text:p>
      <text:p text:style-name="P9"/>
      <text:p text:style-name="P9">info – загальна інформація про сторінку (довжина, ID, назва тощо)</text:p>
      <text:p text:style-name="P9"/>
      <text:p text:style-name="P9">links – посилання, присутні на сторінці</text:p>
      <text:p text:style-name="P9"/>
      <text:p text:style-name="P9">references – джерела</text:p>
      <text:p text:style-name="P9"/>
      <text:p text:style-name="P9">pageviews – інформція про перегляди</text:p>
      <text:p text:style-name="P9"/>
      <text:p text:style-name="P17">та інші.</text:p>
      <text:p text:style-name="P17"/>
      <text:p text:style-name="P4">Найпростіший спосіб отримати інформацію про сторінку – це параметри titles та pageids, які дозволяють отримати певні сторінки за їх назвами або ID.</text:p>
      <text:p text:style-name="P17"/>
      <text:p text:style-name="P2">Деякі списки (нап<text:span text:style-name="T8">риклад список усіх можливих категорій або список користувачів</text:span> і т.п.) можна отримати за допомогою параметру <text:span text:style-name="T4">list</text:span>. Приклади можливих значень:</text:p>
      <text:p text:style-name="P9"/>
      <text:p text:style-name="P10">allcategories – усі існуючі категорії</text:p>
      <text:p text:style-name="P10"/>
      <text:p text:style-name="P10">search – виконує пошук</text:p>
      <text:p text:style-name="P10"/>
      <text:p text:style-name="P10">allpages – список усіх сторінок</text:p>
      <text:p text:style-name="P10"/>
      <text:p text:style-name="P10">checkuserlog – перелічує записи у CheckUser лозі</text:p>
      <text:p text:style-name="P10"/>
      <text:p text:style-name="P10">users – повертає інформацію про список користувачів</text:p>
      <text:p text:style-name="P10"/>
      <text:p text:style-name="P18">тощо.</text:p>
      <text:p text:style-name="P18"/>
      <text:p text:style-name="P3">Також для отримання списків інформації можна використовувати генератори, що дозволяють більш зручно керувати процесом за допомогою параметру <text:span text:style-name="T4">generator. </text:span><text:span text:style-name="T9">Відмінності полягають у порядку, в якому відображаються сторінки, а також деякими параметрами пошуку, хоча загалом досить близькі.</text:span></text:p>
      <text:p text:style-name="P25"/>
      <text:p text:style-name="P11"><text:soft-page-break/>allpages – функціонує, як схожий параметр list</text:p>
      <text:p text:style-name="P11"/>
      <text:p text:style-name="P11">allcategories – аналогічний до параметру в list</text:p>
      <text:p text:style-name="P11"/>
      <text:p text:style-name="P12">allimages – список усіх зображень</text:p>
      <text:p text:style-name="P12">Для пошуку за допомогою <text:span text:style-name="T4">list </text:span>та <text:span text:style-name="T4">generator </text:span>використовуються особливі параметри (для generator вони матимуть префікс g; наприклад, gaplimit, замість aplimit):</text:p>
      <text:p text:style-name="P12"/>
      <text:p text:style-name="P12">aplimit – максимальна кі<text:span text:style-name="T10">лькість сторінок, що будуть отримані як відповідь (це значення не повинне перевищувати 500, для ботів – 5000)</text:span></text:p>
      <text:p text:style-name="P12"/>
      <text:p text:style-name="P13">apfrom – сторінка, з якої потрібно почати</text:p>
      <text:p text:style-name="P13"/>
      <text:p text:style-name="P13">apdir – ascending або descending, визначає порядок обходу сторінок</text:p>
      <text:p text:style-name="P13"/>
      <text:p text:style-name="P13">apminsize/apmaxsize – мінімальний/максимальний розмір сторінки в байтах</text:p>
      <text:p text:style-name="P13"/>
      <text:p text:style-name="P13">apto – сторінка, на якій потрібно завершити</text:p>
      <text:p text:style-name="P13"/>
      <text:p text:style-name="P14">Параметр <text:span text:style-name="T4">meta </text:span>дозволяє отримати метадані про <text:span text:style-name="T11">портал у цілому, проте використовуються мало.</text:span></text:p>
      <text:p text:style-name="P14"/>
      <text:p text:style-name="P15">Веб-сервіс має багато інших функцій, проте тут ми спробували в загальних рисах описати, для яких завдань він може бути корисним. Як згадано вище, повну довідку можна отримати за допомогою самого API, скориставшись параметром action=help. Також вичерпні посібники з використання всього функціоналу веб-сервісу можна знайти на сторінці <text:a xlink:type="simple" xlink:href="https://www.mediawiki.org/wiki/API:Main_page" text:style-name="Internet_20_link" text:visited-style-name="Visited_20_Internet_20_Link">MediaWiki</text:a>. </text:p>
      <text:p text:style-name="P29">Приклад використання</text:p>
      <text:p text:style-name="P27"/>
      <text:p text:style-name="P22">У наявності <text:span text:style-name="T12">є обгортки для Python та Ruby, що дозволяють використовувати базовий функціонал веб-сервісу, проте їх можливості досить обмежені, і вони не підтримують генераторів сторінок, тому для наших цілей скористаємося бібліотекою requests, що дозволяє надсилати прості HTTP/1.1 запити. З міркувань швидкодії скористаємося Python 2.7, а не Python 3. Дана функція отримує приймає назву сторінки як аргумент, отримує JSON-текст із останньою версією сторінки із заданою назвою, а також базову інформацію про неї (довжина в байтах, ідентифікаційний номер тощо). </text:span></text:p>
      <text:p text:style-name="P16"/>
      <text:p text:style-name="P26">def get_page_data(title):</text:p>
      <text:p text:style-name="P26"><text:s text:c="4"/>params = {</text:p>
      <text:p text:style-name="P26"><text:s text:c="8"/>"action": "query",</text:p>
      <text:p text:style-name="P26"><text:s text:c="8"/>"prop": "revisions|info",</text:p>
      <text:p text:style-name="P26"><text:s text:c="8"/>"rvprop": "content",</text:p>
      <text:p text:style-name="P26"><text:s text:c="8"/>"titles": title,</text:p>
      <text:p text:style-name="P26"><text:s text:c="8"/>"rvlimit": "1",</text:p>
      <text:p text:style-name="P26"><text:s text:c="8"/>"format": "json",</text:p>
      <text:p text:style-name="P26"><text:s text:c="4"/>}</text:p>
      <text:p text:style-name="P26"/>
      <text:p text:style-name="P26"><text:s text:c="4"/>endpoint = "https://en.wikipedia.org/w/api.php"</text:p>
      <text:p text:style-name="P26"/>
      <text:p text:style-name="P26"><text:s text:c="4"/>resp = requests.get(endpoint, params=params)</text:p>
      <text:p text:style-name="P26"/>
      <text:p text:style-name="P26"><text:s text:c="4"/>print resp.text</text:p>
      <text:p text:style-name="P14"/>
      <text:p text:style-name="P23"/>
      <text:p text:style-name="P30">Пропозиція для дослідження</text:p>
      <text:p text:style-name="P28"/>
      <text:p text:style-name="P24">З метою <text:span text:style-name="T13">дослідження даних із енциклопедії «Вікіпедія» пропонуємо через MediaWiki API зібрати дані про кількість переглядів сторінок за декілька послідовних тижнів, а також дані про розмір та наповнення сторінок, що можна отримати за допомогою параметрів prop=pageviews і prop=info. Отримані дані можна використовувати в аналітиці мас-медіа, оскільки «Вікіпедія» є популярним ресурсом, до якого щоденно звертаються мільйони користувачів за довідкою, щоб зорієнтуватися у світових подіях та отримувати інформацію. Таким чином, ця інформація має цінність для маркетологів, соціологів, психологів тощо.</text:span></text:p>
      <text:p text:style-name="P11"/>
      <text:p text:style-name="P9"/>
      <text:p text:style-name="P17"/>
      <text:p text:style-name="P17"/>
      <text:p text:style-name="P6"><text:span text:style-name="T1"><text:s text:c="2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TC Regular" style:font-size-asian="10.5pt" style:language-asian="zh" style:country-asian="TW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TC Regular" style:font-size-asian="10.5pt" style:language-asian="zh" style:country-asian="TW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3:46:00.958040767</meta:creation-date>
    <dc:date>2017-06-17T23:08:35.142441512</dc:date>
    <meta:editing-duration>PT8H11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52" meta:word-count="664" meta:character-count="5296" meta:non-whitespace-character-count="4584"/>
  </office:meta>
</office:document-meta>
</file>